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Menlo1" svg:font-family="Menlo, Monaco, Consolas, 'Courier New', monospace"/>
    <style:font-face style:name="Menlo" svg:font-family="Menlo, Monaco, Consolas, 'courier new', monospace"/>
    <style:font-face style:name="Roboto" svg:font-family="Roboto, 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817e" officeooo:paragraph-rsid="001d817e"/>
    </style:style>
    <style:style style:name="P2" style:family="paragraph" style:parent-style-name="Standard">
      <style:text-properties fo:color="#c9211e" officeooo:rsid="001d817e" officeooo:paragraph-rsid="001d817e"/>
    </style:style>
    <style:style style:name="P3" style:family="paragraph" style:parent-style-name="Standard">
      <style:text-properties fo:color="#000000" officeooo:rsid="001d817e" officeooo:paragraph-rsid="001d817e"/>
    </style:style>
    <style:style style:name="P4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d817e" officeooo:paragraph-rsid="001d817e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color="#888888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color="#c9211e" officeooo:rsid="001f75be" officeooo:paragraph-rsid="001f75be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color="#000000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rsid="001f75be" officeooo:paragraph-rsid="001f75be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color="#000000" fo:font-style="italic" officeooo:rsid="001fba09" officeooo:paragraph-rsid="001fba09" style:font-style-asian="italic" style:font-style-complex="italic"/>
    </style:style>
    <style:style style:name="P11" style:family="paragraph" style:parent-style-name="Standard">
      <style:paragraph-properties fo:margin-left="0cm" fo:margin-right="0cm" fo:orphans="2" fo:widows="2" fo:text-indent="0cm" style:auto-text-indent="false" fo:break-before="page"/>
      <style:text-properties fo:color="#000000" officeooo:rsid="001f75be" officeooo:paragraph-rsid="001f75be"/>
    </style:style>
    <style:style style:name="T1" style:family="text">
      <style:text-properties officeooo:rsid="001d817e"/>
    </style:style>
    <style:style style:name="T2" style:family="text">
      <style:text-properties fo:font-variant="normal" fo:text-transform="none" style:font-name="Arial" fo:font-size="12pt" fo:letter-spacing="normal" fo:font-style="normal" fo:font-weight="normal"/>
    </style:style>
    <style:style style:name="T3" style:family="text">
      <style:text-properties fo:font-variant="normal" fo:text-transform="none" style:font-name="Arial" fo:font-size="12pt" fo:letter-spacing="normal" fo:font-style="normal" fo:font-weight="normal" officeooo:rsid="001d817e"/>
    </style:style>
    <style:style style:name="T4" style:family="text">
      <style:text-properties fo:font-variant="normal" fo:text-transform="none" style:font-name="Arial" fo:font-size="12pt" fo:letter-spacing="normal" fo:font-weight="normal"/>
    </style:style>
    <style:style style:name="T5" style:family="text">
      <style:text-properties fo:font-variant="normal" fo:text-transform="none" fo:color="#c9211e" style:font-name="Arial" fo:font-size="12pt" fo:letter-spacing="normal" fo:font-style="normal" fo:font-weight="normal" officeooo:rsid="001d817e"/>
    </style:style>
    <style:style style:name="T6" style:family="text">
      <style:text-properties fo:font-variant="normal" fo:text-transform="none" fo:color="#0000ff" style:font-name="Menlo1" fo:font-size="10.5pt" fo:letter-spacing="normal" fo:font-style="normal" fo:font-weight="normal"/>
    </style:style>
    <style:style style:name="T7" style:family="text">
      <style:text-properties fo:font-variant="normal" fo:text-transform="none" fo:color="#0000ff" style:font-name="Roboto" fo:font-size="12pt" fo:letter-spacing="normal" fo:font-style="normal" fo:font-weight="normal"/>
    </style:style>
    <style:style style:name="T8" style:family="text">
      <style:text-properties fo:font-variant="normal" fo:text-transform="none" fo:color="#008000" style:font-name="Menlo1" fo:font-size="10.5pt" fo:letter-spacing="normal" fo:font-style="normal" fo:font-weight="normal"/>
    </style:style>
    <style:style style:name="T9" style:family="text">
      <style:text-properties fo:font-variant="normal" fo:text-transform="none" fo:color="#a31515" style:font-name="Menlo1" fo:font-size="10.5pt" fo:letter-spacing="normal" fo:font-style="normal" fo:font-weight="normal"/>
    </style:style>
    <style:style style:name="T10" style:family="text">
      <style:text-properties fo:font-variant="normal" fo:text-transform="none" fo:color="#a31515" style:font-name="Roboto" fo:font-size="12pt" fo:letter-spacing="normal" fo:font-style="normal" fo:font-weight="normal"/>
    </style:style>
    <style:style style:name="T11" style:family="text">
      <style:text-properties fo:font-variant="normal" fo:text-transform="none" fo:color="#ad009e" style:font-name="Menlo1" fo:font-size="10.5pt" fo:letter-spacing="normal" fo:font-style="normal" fo:font-weight="normal"/>
    </style:style>
    <style:style style:name="T12" style:family="text">
      <style:text-properties fo:font-variant="normal" fo:text-transform="none" style:font-name="Menlo" fo:font-size="11.25pt" fo:letter-spacing="normal" fo:font-style="normal" fo:font-weight="normal"/>
    </style:style>
    <style:style style:name="T13" style:family="text">
      <style:text-properties fo:font-variant="normal" fo:text-transform="none" style:font-name="Menlo1" fo:font-size="10.5pt" fo:letter-spacing="normal" fo:font-style="normal" fo:font-weight="normal"/>
    </style:style>
    <style:style style:name="T14" style:family="text">
      <style:text-properties fo:font-variant="normal" fo:text-transform="none" style:font-name="Roboto" fo:font-size="12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bject dection using distance sensor anf LED</text:p>
      <text:p text:style-name="P1"/>
      <text:p text:style-name="P1">// Define pins for ultrasonic and LED</text:p>
      <text:p text:style-name="P1">int const trigPin = 4;</text:p>
      <text:p text:style-name="P1">int const echoPin = 7;</text:p>
      <text:p text:style-name="P1">int const ledPin = 8; <text:s/>// Define a pin for the LED</text:p>
      <text:p text:style-name="P1"/>
      <text:p text:style-name="P1">const int thresholdDistance = 20; <text:s/>// Set the threshold for object detection in centimeters</text:p>
      <text:p text:style-name="P1"/>
      <text:p text:style-name="P1">void setup() {</text:p>
      <text:p text:style-name="P1"><text:s text:c="2"/>Serial.begin(9600);</text:p>
      <text:p text:style-name="P1"><text:s text:c="2"/>pinMode(trigPin, OUTPUT);</text:p>
      <text:p text:style-name="P1"><text:s text:c="2"/>pinMode(echoPin, INPUT);</text:p>
      <text:p text:style-name="P1"><text:s text:c="2"/>pinMode(ledPin, OUTPUT); // Set the LED pin as an output</text:p>
      <text:p text:style-name="P1">}</text:p>
      <text:p text:style-name="P1"/>
      <text:p text:style-name="P1">void loop() {</text:p>
      <text:p text:style-name="P1"><text:s text:c="2"/>int duration, distance;</text:p>
      <text:p text:style-name="P1"/>
      <text:p text:style-name="P1"><text:s text:c="2"/>digitalWrite(trigPin, HIGH);</text:p>
      <text:p text:style-name="P1"><text:s text:c="2"/>delayMicroseconds(10); <text:s/>// Use a short delay to create the pulse</text:p>
      <text:p text:style-name="P1"><text:s text:c="2"/>digitalWrite(trigPin, LOW);</text:p>
      <text:p text:style-name="P1"/>
      <text:p text:style-name="P1"><text:s text:c="2"/>duration = pulseIn(echoPin, HIGH);</text:p>
      <text:p text:style-name="P1"><text:s text:c="2"/>distance = (duration / 2) / 29.1;</text:p>
      <text:p text:style-name="P1"><text:s text:c="2"/>Serial.println(distance);</text:p>
      <text:p text:style-name="P1"/>
      <text:p text:style-name="P1"><text:s text:c="2"/>if (distance &lt;= thresholdDistance) {</text:p>
      <text:p text:style-name="P1"><text:s text:c="4"/>// Object detected</text:p>
      <text:p text:style-name="P1"><text:s text:c="4"/>digitalWrite(ledPin, HIGH); // Turn on the LED when an object is detected</text:p>
      <text:p text:style-name="P1"><text:s text:c="2"/>} else {</text:p>
      <text:p text:style-name="P1"><text:s text:c="4"/>// No object</text:p>
      <text:p text:style-name="P1"><text:s text:c="4"/>digitalWrite(ledPin, LOW); // Turn off the LED when no object is detected</text:p>
      <text:p text:style-name="P1"><text:s text:c="2"/>}</text:p>
      <text:p text:style-name="P1"/>
      <text:p text:style-name="P1"><text:s text:c="2"/>delay(1000);</text:p>
      <text:p text:style-name="P1">}</text:p>
      <text:p text:style-name="P1"/>
      <text:p text:style-name="P2">Object dection using distance sensor and Buzzer</text:p>
      <text:p text:style-name="P1"/>
      <text:p text:style-name="P1">// Define pins for ultrasonic, buzzer, and ledpin</text:p>
      <text:p text:style-name="P1">int const trigPin = 4;</text:p>
      <text:p text:style-name="P1">int const echoPin = 7;</text:p>
      <text:p text:style-name="P1">int const buzzerPin = 8; <text:s/>// Define a pin for the buzzer it should be connected to digital pin and analog pin each respectively</text:p>
      <text:p text:style-name="P1"/>
      <text:p text:style-name="P1">const int thresholdDistance = 20; <text:s/>// Set the threshold for object detection in centimeters</text:p>
      <text:p text:style-name="P1"/>
      <text:p text:style-name="P1">void setup() {</text:p>
      <text:p text:style-name="P1"><text:s text:c="2"/>Serial.begin(9600);</text:p>
      <text:p text:style-name="P1"><text:s text:c="2"/>pinMode(trigPin, OUTPUT);</text:p>
      <text:p text:style-name="P1"><text:s text:c="2"/>pinMode(echoPin, INPUT);</text:p>
      <text:p text:style-name="P1"><text:soft-page-break/><text:s text:c="2"/>pinMode(buzzerPin, OUTPUT); // Set the buzzer pin as an output</text:p>
      <text:p text:style-name="P1">}</text:p>
      <text:p text:style-name="P1"/>
      <text:p text:style-name="P1">void loop() {</text:p>
      <text:p text:style-name="P1"><text:s text:c="2"/>int duration, distance;</text:p>
      <text:p text:style-name="P1"/>
      <text:p text:style-name="P1"><text:s text:c="2"/>digitalWrite(trigPin, HIGH);</text:p>
      <text:p text:style-name="P1"><text:s text:c="2"/>delayMicroseconds(10); <text:s/>// Use a short delay to create the pulse</text:p>
      <text:p text:style-name="P1"><text:s text:c="2"/>digitalWrite(trigPin, LOW);</text:p>
      <text:p text:style-name="P1"/>
      <text:p text:style-name="P1"><text:s text:c="2"/>duration = pulseIn(echoPin, HIGH);</text:p>
      <text:p text:style-name="P1"><text:s text:c="2"/>distance = (duration / 2) / 29.1;</text:p>
      <text:p text:style-name="P1"><text:s text:c="2"/>Serial.println(distance);</text:p>
      <text:p text:style-name="P1"/>
      <text:p text:style-name="P1"><text:s text:c="2"/>if (distance &lt;= thresholdDistance) {</text:p>
      <text:p text:style-name="P1"><text:s text:c="4"/>// Object detected</text:p>
      <text:p text:style-name="P1"><text:s text:c="4"/>digitalWrite(buzzerPin, HIGH); // Turn on the buzzer when an object is detected</text:p>
      <text:p text:style-name="P1"><text:s text:c="2"/>} else {</text:p>
      <text:p text:style-name="P1"><text:s text:c="4"/>// No object</text:p>
      <text:p text:style-name="P1"><text:s text:c="4"/>digitalWrite(buzzerPin, LOW); // Turn off the buzzer when no object is detected</text:p>
      <text:p text:style-name="P1"><text:s text:c="2"/>}</text:p>
      <text:p text:style-name="P1"/>
      <text:p text:style-name="P1"><text:s text:c="2"/>delay(1000);</text:p>
      <text:p text:style-name="P1">}</text:p>
      <text:p text:style-name="P1"/>
      <text:p text:style-name="P2">Gas Sensor<text:line-break/></text:p>
      <text:p text:style-name="P3">// Define pins for gas sensor and LED</text:p>
      <text:p text:style-name="P3">int gasSensorPin = A0;</text:p>
      <text:p text:style-name="P3">int ledPin = 13;</text:p>
      <text:p text:style-name="P3">bool gasLeakage = false;</text:p>
      <text:p text:style-name="P3"/>
      <text:p text:style-name="P3">void setup() {</text:p>
      <text:p text:style-name="P3"><text:s text:c="2"/>Serial.begin(9600);</text:p>
      <text:p text:style-name="P3"><text:s text:c="2"/>pinMode(ledPin, OUTPUT);</text:p>
      <text:p text:style-name="P3">}</text:p>
      <text:p text:style-name="P3"/>
      <text:p text:style-name="P3">void loop() {</text:p>
      <text:p text:style-name="P3"><text:s text:c="2"/>int sensorValue = analogRead(gasSensorPin);</text:p>
      <text:p text:style-name="P3"><text:s text:c="2"/>Serial.print("Gas Sensor Value: ");</text:p>
      <text:p text:style-name="P3"><text:s text:c="2"/>Serial.println(sensorValue);</text:p>
      <text:p text:style-name="P3"/>
      <text:p text:style-name="P3"><text:s text:c="2"/>if (sensorValue &gt; 200) {</text:p>
      <text:p text:style-name="P3"><text:s text:c="4"/>// Gas is detected (you may need to adjust this threshold)</text:p>
      <text:p text:style-name="P3"><text:s text:c="4"/>Serial.println("1 Gas leakage detected"); // Gas leakage is present</text:p>
      <text:p text:style-name="P3"><text:s text:c="4"/>digitalWrite(ledPin, LOW); // Turn off LED</text:p>
      <text:p text:style-name="P3"><text:s text:c="4"/>gasLeakage = true;</text:p>
      <text:p text:style-name="P3"><text:s text:c="2"/>} else {</text:p>
      <text:p text:style-name="P3"><text:s text:c="4"/>// No gas detected</text:p>
      <text:p text:style-name="P3"><text:s text:c="4"/>Serial.println("0- Gas leakage not detected"); // No gas leakage</text:p>
      <text:p text:style-name="P3"><text:s text:c="4"/>if (gasLeakage) {</text:p>
      <text:p text:style-name="P3"><text:s text:c="6"/>// Only enter this block when transitioning from gas leakage to no gas leakage</text:p>
      <text:p text:style-name="P3"><text:soft-page-break/><text:s text:c="6"/>digitalWrite(ledPin, HIGH); // Turn off LED</text:p>
      <text:p text:style-name="P3"><text:s text:c="6"/>gasLeakage = false;</text:p>
      <text:p text:style-name="P3"><text:s text:c="4"/>} else {</text:p>
      <text:p text:style-name="P3"><text:s text:c="6"/>digitalWrite(ledPin, HIGH); // Blink the LED</text:p>
      <text:p text:style-name="P3"><text:s text:c="6"/>delay(500); // Blink for 500 milliseconds</text:p>
      <text:p text:style-name="P3"><text:s text:c="6"/>digitalWrite(ledPin, HIGH);</text:p>
      <text:p text:style-name="P3"><text:s text:c="6"/>delay(500); // Off for 500 milliseconds</text:p>
      <text:p text:style-name="P3"><text:s text:c="4"/>}</text:p>
      <text:p text:style-name="P3"><text:s text:c="2"/>}</text:p>
      <text:p text:style-name="P3"/>
      <text:p text:style-name="P3"><text:s text:c="2"/>delay(100); // Adjust the delay as needed</text:p>
      <text:p text:style-name="P3">}</text:p>
      <text:p text:style-name="P3"/>
      <text:p text:style-name="P2">Temperature Sensor</text:p>
      <text:p text:style-name="P3"/>
      <text:p text:style-name="P3">// Example testing sketch for various DHT humidity/temperature sensors</text:p>
      <text:p text:style-name="P3">// Written by ladyada, public domain</text:p>
      <text:p text:style-name="P3"/>
      <text:p text:style-name="P3">// REQUIRES the following Arduino libraries:</text:p>
      <text:p text:style-name="P3">// - DHT Sensor Library: https://github.com/adafruit/DHT-sensor-library</text:p>
      <text:p text:style-name="P3">// - Adafruit Unified Sensor Lib: https://github.com/adafruit/Adafruit_Sensor</text:p>
      <text:p text:style-name="P3"/>
      <text:p text:style-name="P3">#include "DHT.h"</text:p>
      <text:p text:style-name="P3"/>
      <text:p text:style-name="P3">#define DHTPIN 2 <text:s text:c="4"/>// Digital pin connected to the DHT sensor</text:p>
      <text:p text:style-name="P3">// Feather HUZZAH ESP8266 note: use pins 3, 4, 5, 12, 13 or 14 --</text:p>
      <text:p text:style-name="P3">// Pin 15 can work but DHT must be disconnected during program upload.</text:p>
      <text:p text:style-name="P3"/>
      <text:p text:style-name="P3">// Uncomment whatever type you're using!</text:p>
      <text:p text:style-name="P3">#define DHTTYPE DHT11 <text:s text:c="2"/>// DHT 11</text:p>
      <text:p text:style-name="P3">//#define DHTTYPE DHT22 <text:s text:c="2"/>// DHT 22 <text:s/>(AM2302), AM2321</text:p>
      <text:p text:style-name="P3">//#define DHTTYPE DHT21 <text:s text:c="2"/>// DHT 21 (AM2301)</text:p>
      <text:p text:style-name="P3"/>
      <text:p text:style-name="P3">// Connect pin 1 (on the left) of the sensor to +5V</text:p>
      <text:p text:style-name="P3">// NOTE: If using a board with 3.3V logic like an Arduino Due connect pin 1</text:p>
      <text:p text:style-name="P3">// to 3.3V instead of 5V!</text:p>
      <text:p text:style-name="P3">// Connect pin 2 of the sensor to whatever your DHTPIN is</text:p>
      <text:p text:style-name="P3">// Connect pin 3 (on the right) of the sensor to GROUND (if your sensor has 3 pins)</text:p>
      <text:p text:style-name="P3">// Connect pin 4 (on the right) of the sensor to GROUND and leave the pin 3 EMPTY (if your sensor has 4 pins)</text:p>
      <text:p text:style-name="P3">// Connect a 10K resistor from pin 2 (data) to pin 1 (power) of the sensor</text:p>
      <text:p text:style-name="P3"/>
      <text:p text:style-name="P3">// Initialize DHT sensor.</text:p>
      <text:p text:style-name="P3">// Note that older versions of this library took an optional third parameter to</text:p>
      <text:p text:style-name="P3">// tweak the timings for faster processors. <text:s/>This parameter is no longer needed</text:p>
      <text:p text:style-name="P3">// as the current DHT reading algorithm adjusts itself to work on faster procs.</text:p>
      <text:p text:style-name="P3">DHT dht(DHTPIN, DHTTYPE);</text:p>
      <text:p text:style-name="P3"/>
      <text:p text:style-name="P3">void setup() {</text:p>
      <text:p text:style-name="P3"><text:s text:c="2"/>Serial.begin(9600);</text:p>
      <text:p text:style-name="P3"><text:s text:c="2"/>Serial.println(F("DHTxx test!"));</text:p>
      <text:p text:style-name="P3"/>
      <text:p text:style-name="P3"><text:soft-page-break/><text:s text:c="2"/>dht.begin();</text:p>
      <text:p text:style-name="P3">}</text:p>
      <text:p text:style-name="P3"/>
      <text:p text:style-name="P3">void loop() {</text:p>
      <text:p text:style-name="P3"><text:s text:c="2"/>// Wait a few seconds between measurements.</text:p>
      <text:p text:style-name="P3"><text:s text:c="2"/>delay(2000);</text:p>
      <text:p text:style-name="P3"/>
      <text:p text:style-name="P3"><text:s text:c="2"/>// Reading temperature or humidity takes about 250 milliseconds!</text:p>
      <text:p text:style-name="P3"><text:s text:c="2"/>// Sensor readings may also be up to 2 seconds 'old' (its a very slow sensor)</text:p>
      <text:p text:style-name="P3"><text:s text:c="2"/>float h = dht.readHumidity();</text:p>
      <text:p text:style-name="P3"><text:s text:c="2"/>// Read temperature as Celsius (the default)</text:p>
      <text:p text:style-name="P3"><text:s text:c="2"/>float t = dht.readTemperature();</text:p>
      <text:p text:style-name="P3"><text:s text:c="2"/>// Read temperature as Fahrenheit (isFahrenheit = true)</text:p>
      <text:p text:style-name="P3"><text:s text:c="2"/>float f = dht.readTemperature(true);</text:p>
      <text:p text:style-name="P3"/>
      <text:p text:style-name="P3"><text:s text:c="2"/>// Check if any reads failed and exit early (to try again).</text:p>
      <text:p text:style-name="P3"><text:s text:c="2"/>if (isnan(h) || isnan(t) || isnan(f)) {</text:p>
      <text:p text:style-name="P3"><text:s text:c="4"/>Serial.println(F("Failed to read from DHT sensor!"));</text:p>
      <text:p text:style-name="P3"><text:s text:c="4"/>return;</text:p>
      <text:p text:style-name="P3"><text:s text:c="2"/>}</text:p>
      <text:p text:style-name="P3"/>
      <text:p text:style-name="P3"><text:s text:c="2"/>// Compute heat index in Fahrenheit (the default)</text:p>
      <text:p text:style-name="P3"><text:s text:c="2"/>float hif = dht.computeHeatIndex(f, h);</text:p>
      <text:p text:style-name="P3"><text:s text:c="2"/>// Compute heat index in Celsius (isFahreheit = false)</text:p>
      <text:p text:style-name="P3"><text:s text:c="2"/>float hic = dht.computeHeatIndex(t, h, false);</text:p>
      <text:p text:style-name="P3"/>
      <text:p text:style-name="P3"><text:s text:c="2"/>Serial.print(F("Humidity: "));</text:p>
      <text:p text:style-name="P3"><text:s text:c="2"/>Serial.print(h);</text:p>
      <text:p text:style-name="P3"><text:s text:c="2"/>Serial.print(F("% <text:s/>Temperature: "));</text:p>
      <text:p text:style-name="P3"><text:s text:c="2"/>Serial.print(t);</text:p>
      <text:p text:style-name="P3"><text:s text:c="2"/>Serial.print(F("°C "));</text:p>
      <text:p text:style-name="P3"><text:s text:c="2"/>Serial.print(f);</text:p>
      <text:p text:style-name="P3"><text:s text:c="2"/>Serial.print(F("°F <text:s/>Heat index: "));</text:p>
      <text:p text:style-name="P3"><text:s text:c="2"/>Serial.print(hic);</text:p>
      <text:p text:style-name="P3"><text:s text:c="2"/>Serial.print(F("°C "));</text:p>
      <text:p text:style-name="P3"><text:s text:c="2"/>Serial.print(hif);</text:p>
      <text:p text:style-name="P3"><text:s text:c="2"/>Serial.println(F("°F"));</text:p>
      <text:p text:style-name="P3">}</text:p>
      <text:p text:style-name="P3"/>
      <text:p text:style-name="P3"><text:a xlink:type="simple" xlink:href="https://youtu.be/ryri3CRzh8A?si=yG7FyHe-YayKVQWH" text:style-name="Internet_20_link" text:visited-style-name="Visited_20_Internet_20_Link">https://youtu.be/ryri3CRzh8A?si=yG7FyHe-YayKVQWH</text:a></text:p>
      <text:p text:style-name="P3"/>
      <text:p text:style-name="P2">IR Sensor</text:p>
      <text:p text:style-name="P3"/>
      <text:p text:style-name="P4">int SensorPin = 9;<text:line-break/>int OutputPin = 13;<text:line-break/><text:line-break/>void setup() {<text:line-break/>  pinMode(OutputPin, OUTPUT);<text:line-break/>  pinMode(SensorPin, INPUT);<text:line-break/>  Serial.begin(9600);<text:line-break/>}<text:line-break/><text:line-break/><text:soft-page-break/>void loop() {<text:line-break/>  int SensorValue = digitalRead(SensorPin);<text:line-break/> <text:line-break/>  Serial.print("SensorPin Value: ");<text:line-break/>  Serial.println(SensorValue);<text:line-break/>  delay(1000);<text:line-break/>   if (SensorValue==LOW){ // LOW MEANS Object Detected<text:line-break/>    digitalWrite(OutputPin, HIGH);<text:line-break/>  }<text:line-break/>  else<text:line-break/>  {<text:line-break/>    digitalWrite(OutputPin, LOW);<text:line-break/>  }<text:line-break/>}</text:p>
      <text:p text:style-name="P6"><text:span text:style-name="T2"><text:line-break/></text:span><text:span text:style-name="T5">RGB </text:span></text:p>
      <text:p text:style-name="P5"><text:span text:style-name="T1">Counter exp -:</text:span></text:p>
      <text:p text:style-name="P5">// C++ code<text:line-break/>//<text:line-break/>int cnt;<text:line-break/>void setup()<text:line-break/>{<text:line-break/>  Serial.begin(9600);<text:line-break/>  pinMode(13, OUTPUT);<text:line-break/>  pinMode(12, OUTPUT);<text:line-break/>  pinMode(11, OUTPUT);<text:line-break/>}<text:line-break/><text:line-break/>void loop()<text:line-break/>{<text:line-break/>  Serial.println(cnt);<text:line-break/>  if(cnt&lt;=10)<text:line-break/>  {<text:line-break/>    digitalWrite(13, HIGH);<text:line-break/>    delay(1000);<text:line-break/>    digitalWrite(13, LOW);<text:line-break/>    delay(1000);<text:line-break/>    cnt++;<text:line-break/>  }<text:line-break/>  else if(cnt&gt;10 &amp;&amp; cnt&lt;=20)<text:line-break/>  {<text:line-break/>    digitalWrite(12, HIGH);<text:line-break/>    delay(1000);<text:line-break/>    digitalWrite(12, LOW);<text:line-break/>    delay(1000);<text:line-break/>    cnt++;<text:line-break/>  }<text:line-break/>  else if(cnt&gt;20)<text:line-break/>  {<text:line-break/>    digitalWrite(11, HIGH);<text:line-break/>    delay(1000);<text:line-break/>    digitalWrite(11, LOW);<text:line-break/><text:soft-page-break/>    delay(1000);<text:line-break/>    cnt++;<text:line-break/>  }<text:line-break/>   <text:line-break/>}</text:p>
      <text:p text:style-name="P8"><text:span text:style-name="T3"/></text:p>
      <text:p text:style-name="P7"><text:span text:style-name="T3">S</text:span><text:span text:style-name="T2">OIL MOISTURE SENSOR</text:span></text:p>
      <text:p text:style-name="P9"><text:span text:style-name="T2"/></text:p>
      <text:p text:style-name="P10"><text:span text:style-name="T4">Note: Connect cross wires of senors<text:line-break/>And align all connection at one side in Arduino</text:span></text:p>
      <text:p text:style-name="P9"><text:span text:style-name="T6">const</text:span><text:span text:style-name="T2"> </text:span><text:span text:style-name="T6">int</text:span><text:span text:style-name="T2"> </text:span><text:span text:style-name="T12">sensor_pin = A1;</text:span></text:p>
      <text:p text:style-name="P9"><text:span text:style-name="T12"><text:s/></text:span><text:span text:style-name="T8">/* Soil moisture sensor O/P pin */</text:span><text:span text:style-name="T2"> </text:span></text:p>
      <text:p text:style-name="P9"><text:span text:style-name="T7">void</text:span><text:span text:style-name="T13"> </text:span><text:span text:style-name="T10">setup</text:span><text:span text:style-name="T14">()</text:span><text:span text:style-name="T13"> </text:span><text:span text:style-name="T12">{</text:span></text:p>
      <text:p text:style-name="P9"><text:span text:style-name="T12">Serial.begin(</text:span><text:span text:style-name="T11">9600</text:span><text:span text:style-name="T12">); </text:span></text:p>
      <text:p text:style-name="P9"><text:span text:style-name="T8">/* Define baud rate for serial communication */</text:span><text:span text:style-name="T2"> </text:span></text:p>
      <text:p text:style-name="P9"><text:span text:style-name="T12">} </text:span></text:p>
      <text:p text:style-name="P9"><text:span text:style-name="T7">void</text:span><text:span text:style-name="T13"> </text:span><text:span text:style-name="T10">loop</text:span><text:span text:style-name="T14">()</text:span><text:span text:style-name="T13"> </text:span><text:span text:style-name="T12">{ </text:span></text:p>
      <text:p text:style-name="P9"><text:span text:style-name="T6">float</text:span><text:span text:style-name="T2"> </text:span><text:span text:style-name="T12">moisture_percentage; </text:span></text:p>
      <text:p text:style-name="P9"><text:span text:style-name="T6">int</text:span><text:span text:style-name="T2"> </text:span><text:span text:style-name="T12">sensor_analog; sensor_analog = analogRead(sensor_pin); </text:span></text:p>
      <text:p text:style-name="P9"><text:span text:style-name="T12">moisture_percentage = ( </text:span><text:span text:style-name="T11">100</text:span><text:span text:style-name="T2"> </text:span><text:span text:style-name="T12">- ( (sensor_analog/</text:span><text:span text:style-name="T11">1023.00</text:span><text:span text:style-name="T12">) * </text:span><text:span text:style-name="T11">100</text:span><text:span text:style-name="T2"> </text:span><text:span text:style-name="T12">) ); Serial.print(</text:span><text:span text:style-name="T9">"Moisture Percentage = "</text:span><text:span text:style-name="T12">); </text:span></text:p>
      <text:p text:style-name="P9"><text:span text:style-name="T12">Serial.print(moisture_percentage); </text:span></text:p>
      <text:p text:style-name="P9"><text:span text:style-name="T12">Serial.print(</text:span><text:span text:style-name="T9">"%\n\n"</text:span><text:span text:style-name="T12">); </text:span></text:p>
      <text:p text:style-name="P9"><text:span text:style-name="T12">delay(</text:span><text:span text:style-name="T11">1000</text:span><text:span text:style-name="T12">); </text:span></text:p>
      <text:p text:style-name="P9"><text:span text:style-name="T12">}</text:span></text:p>
      <text:p text:style-name="P9"><text:span text:style-name="T12"/></text:p>
      <text:p text:style-name="P7"><text:span text:style-name="T12"/></text:p>
      <text:p text:style-name="P7"><text:span text:style-name="T12">PIR Sensor</text:span></text:p>
      <text:p text:style-name="P9"><text:span text:style-name="T12">/*</text:span></text:p>
      <text:p text:style-name="P9"><text:span text:style-name="T12">PIR sensor tester</text:span></text:p>
      <text:p text:style-name="P9"><text:span text:style-name="T12">*/</text:span></text:p>
      <text:p text:style-name="P9"><text:span text:style-name="T12">int ledPin = 13; // choose the pin for the LED</text:span></text:p>
      <text:p text:style-name="P9"><text:span text:style-name="T12">int inputPin = 2; // choose the input pin (for PIR sensor)</text:span></text:p>
      <text:p text:style-name="P9"><text:span text:style-name="T12">int pirState = LOW; // we start, assuming no motion detected</text:span></text:p>
      <text:p text:style-name="P9"><text:span text:style-name="T12">int val = 0; // variable for reading the pin status</text:span></text:p>
      <text:p text:style-name="P9"><text:span text:style-name="T12">void setup() {</text:span></text:p>
      <text:p text:style-name="P9"><text:span text:style-name="T12">pinMode(ledPin, OUTPUT); // declare LED as output</text:span></text:p>
      <text:p text:style-name="P9"><text:span text:style-name="T12">pinMode(inputPin, INPUT); // declare sensor as input</text:span></text:p>
      <text:p text:style-name="P9"><text:span text:style-name="T12">Serial.begin(9600);</text:span></text:p>
      <text:p text:style-name="P9"><text:span text:style-name="T12">}</text:span></text:p>
      <text:p text:style-name="P9"><text:span text:style-name="T12">void loop() {</text:span></text:p>
      <text:p text:style-name="P9"><text:span text:style-name="T12">val = digitalRead(inputPin); // read input value</text:span></text:p>
      <text:p text:style-name="P9"><text:span text:style-name="T12">if (val == HIGH) { // check if the input is HIGH</text:span></text:p>
      <text:p text:style-name="P9"><text:span text:style-name="T12">digitalWrite(ledPin, HIGH); // turn LED ON</text:span></text:p>
      <text:p text:style-name="P9"><text:span text:style-name="T12">if (pirState == LOW) {</text:span></text:p>
      <text:p text:style-name="P9"><text:span text:style-name="T12">// we have just turned on</text:span></text:p>
      <text:p text:style-name="P9"><text:span text:style-name="T12">Serial.println("Motion detected!");</text:span></text:p>
      <text:p text:style-name="P9"><text:span text:style-name="T12">// We only want to print on the output change, not state</text:span></text:p>
      <text:p text:style-name="P9"><text:span text:style-name="T12">pirState = HIGH;</text:span></text:p>
      <text:p text:style-name="P9"><text:span text:style-name="T12">}</text:span></text:p>
      <text:p text:style-name="P9"><text:span text:style-name="T12">} else {</text:span></text:p>
      <text:p text:style-name="P9"><text:span text:style-name="T12">digitalWrite(ledPin, LOW); // turn LED OFF</text:span></text:p>
      <text:p text:style-name="P9"><text:span text:style-name="T12">if (pirState == HIGH) {</text:span></text:p>
      <text:p text:style-name="P9"><text:span text:style-name="T12">// we have just turned of</text:span></text:p>
      <text:p text:style-name="P9"><text:soft-page-break/><text:span text:style-name="T12">Serial.println("Motion ended!");</text:span></text:p>
      <text:p text:style-name="P9"><text:span text:style-name="T12">// We only want to print on the output change, not state</text:span></text:p>
      <text:p text:style-name="P9"><text:span text:style-name="T12">pirState = LOW;</text:span></text:p>
      <text:p text:style-name="P9"><text:span text:style-name="T12">}</text:span></text:p>
      <text:p text:style-name="P9"><text:span text:style-name="T12">}</text:span></text:p>
      <text:p text:style-name="P9"><text:span text:style-name="T12">}</text:span></text:p>
      <text:p text:style-name="P9"><text:span text:style-name="T12"/></text:p>
      <text:p text:style-name="P11"><text:span text:style-name="T12">­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Lohit Devanagari1" svg:font-family="'Lohit Devanagari'"/>
    <style:font-face style:name="Menlo1" svg:font-family="Menlo, Monaco, Consolas, 'Courier New', monospace"/>
    <style:font-face style:name="Menlo" svg:font-family="Menlo, Monaco, Consolas, 'courier new', monospace"/>
    <style:font-face style:name="Roboto" svg:font-family="Roboto, 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6T11:35:33.492931445</meta:creation-date>
    <dc:date>2023-10-26T12:26:43.342711489</dc:date>
    <meta:editing-duration>PT40M5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8" meta:paragraph-count="210" meta:word-count="1198" meta:character-count="8115" meta:non-whitespace-character-count="6706"/>
  </office:meta>
</office:document-meta>
</file>